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63mm"/>
    </style:style>
    <style:style style:name="co2" style:family="table-column">
      <style:table-column-properties fo:break-before="auto" style:column-width="113.37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8-modules-in-installation-profi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Version</text:p>
          </table:table-cell>
          <table:table-cell table:number-columns-repeated="1019"/>
        </table:table-row>
        <table:table-row table:style-name="ro1">
          <table:table-cell table:style-name="ce1"/>
          <table:table-cell office:value-type="string" calcext:value-type="string">
            <text:p>Core</text:p>
          </table:table-cell>
          <table:table-cell office:value-type="string" calcext:value-type="string">
            <text:p>Actions (action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style-name="ce1" table:number-columns-repeated="1019"/>
        </table:table-row>
        <table:table-row table:style-name="ro1">
          <table:table-cell/>
          <table:table-cell office:value-type="string" calcext:value-type="string">
            <text:p>Views Bulk Operations</text:p>
          </table:table-cell>
          <table:table-cell office:value-type="string" calcext:value-type="string">
            <text:p>Actions Permissions (actions_permissions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2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Activity Tracker (tracker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ministration</text:p>
          </table:table-cell>
          <table:table-cell office:value-type="string" calcext:value-type="string">
            <text:p>Admin Toolbar (admin_toolbar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ministration</text:p>
          </table:table-cell>
          <table:table-cell office:value-type="string" calcext:value-type="string">
            <text:p>Admin Toolbar Extra Tools (admin_toolbar_tools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ministration</text:p>
          </table:table-cell>
          <table:table-cell office:value-type="string" calcext:value-type="string">
            <text:p>Admin Toolbar Links Access Filter (admin_toolbar_links_access_filter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Aggregator (aggregator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nonymous_redirect</text:p>
          </table:table-cell>
          <table:table-cell office:value-type="string" calcext:value-type="string">
            <text:p>Anonymous Redirect (anonymous_redirect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2.2-beta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Automated Cron (automated_cron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Ban (ban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Bartik (bartik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BigPipe (big_pipe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Block (block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Block Class (block_class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Book (book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ootstrap</text:p>
          </table:table-cell>
          <table:table-cell office:value-type="string" calcext:value-type="string">
            <text:p>Bootstrap (bootstrap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3.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yout</text:p>
          </table:table-cell>
          <table:table-cell office:value-type="string" calcext:value-type="string">
            <text:p>Bootstrap Layouts (bootstrap_layouts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4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ragraphs</text:p>
          </table:table-cell>
          <table:table-cell office:value-type="string" calcext:value-type="string">
            <text:p>Bootstrap Paragraphs (bootstrap_paragraphs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2.0-beta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ragraphs</text:p>
          </table:table-cell>
          <table:table-cell office:value-type="string" calcext:value-type="string">
            <text:p>Bootstrap Paragraphs Contact Form (bp_contact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2.0-beta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ragraphs</text:p>
          </table:table-cell>
          <table:table-cell office:value-type="string" calcext:value-type="string">
            <text:p>Bootstrap Paragraphs Webform (bp_webform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2.0-beta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Breakpoint (breakpoint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os tool suite</text:p>
          </table:table-cell>
          <table:table-cell office:value-type="string" calcext:value-type="string">
            <text:p>Chaos Tools (ctools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3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os tool suite (Experimental)</text:p>
          </table:table-cell>
          <table:table-cell office:value-type="string" calcext:value-type="string">
            <text:p>Chaos Tools Blocks (ctools_block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3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os tool suite (Experimental)</text:p>
          </table:table-cell>
          <table:table-cell office:value-type="string" calcext:value-type="string">
            <text:p>Chaos Tools Views (ctools_views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3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CKEditor (ckeditor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Classy (classy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Color (color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Comment (comment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Component Libraries (components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fig</text:p>
          </table:table-cell>
          <table:table-cell office:value-type="string" calcext:value-type="string">
            <text:p>Config Filter (config_filter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fig</text:p>
          </table:table-cell>
          <table:table-cell office:value-type="string" calcext:value-type="string">
            <text:p>Config Ignore (config_ignor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2.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Configuration Manager (config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nfiguration</text:p>
          </table:table-cell>
          <table:table-cell office:value-type="string" calcext:value-type="string">
            <text:p>Configuration Read-only (config_readonly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0-beta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ultilingual</text:p>
          </table:table-cell>
          <table:table-cell office:value-type="string" calcext:value-type="string">
            <text:p>Configuration Translation (config_translation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Contact (contact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Contact Formatter (contact_formatter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Content Moderation (content_moderation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ultilingual</text:p>
          </table:table-cell>
          <table:table-cell office:value-type="string" calcext:value-type="string">
            <text:p>Content Translation (content_translation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Contextual Links (contextual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Custom Block (block_content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Custom Menu Links (menu_link_content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Database Logging (dblog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Date Time Exposed Views Filters (single_datetime_exposed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ld types</text:p>
          </table:table-cell>
          <table:table-cell office:value-type="string" calcext:value-type="string">
            <text:p>Datetime (datetim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ld types</text:p>
          </table:table-cell>
          <table:table-cell office:value-type="string" calcext:value-type="string">
            <text:p>Datetime Range (datetime_range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Devel (devel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2.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Devel Generate (devel_generate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2.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Devel Kint (kint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2.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Disable Messages (disable_messages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dropzonejs (dropzonejs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2.0-alpha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DropzoneJS entity browser widget (dropzonejs_eb_widget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2.0-alpha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Easy Breadcrumb (easy_breadcrumb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Embed (embed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Entity Browser (entity_browser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2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Entity Browser example (entity_browser_example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2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office:value-type="string" calcext:value-type="string">
            <text:p>Entity Browser IEF (entity_browser_entity_form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2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lters</text:p>
          </table:table-cell>
          <table:table-cell office:value-type="string" calcext:value-type="string">
            <text:p>Entity Embed (entity_embed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Entity Mask (ctools_entity_mask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3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ld types</text:p>
          </table:table-cell>
          <table:table-cell office:value-type="string" calcext:value-type="string">
            <text:p>Entity Reference (entity_referenc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ld types</text:p>
          </table:table-cell>
          <table:table-cell office:value-type="string" calcext:value-type="string">
            <text:p>Entity Reference Revisions (entity_reference_revisions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tityqueue</text:p>
          </table:table-cell>
          <table:table-cell office:value-type="string" calcext:value-type="string">
            <text:p>Entityqueue (entityqueu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0-beta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Environment indicator (environment_indicator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3.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Environment indicator UI (environment_indicator_ui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3.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amples</text:p>
          </table:table-cell>
          <table:table-cell office:value-type="string" calcext:value-type="string">
            <text:p>Example Layouts (layout_plugin_example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0-alpha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Field (field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ld Formatters</text:p>
          </table:table-cell>
          <table:table-cell office:value-type="string" calcext:value-type="string">
            <text:p>Field Formatter Class (field_formatter_class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lds</text:p>
          </table:table-cell>
          <table:table-cell office:value-type="string" calcext:value-type="string">
            <text:p>Field Group (field_group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3.0-rc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gration</text:p>
          </table:table-cell>
          <table:table-cell office:value-type="string" calcext:value-type="string">
            <text:p>Field Group Migrate (field_group_migrat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3.0-rc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 (Experimental)</text:p>
          </table:table-cell>
          <table:table-cell office:value-type="string" calcext:value-type="string">
            <text:p>Field Layout (field_layout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Field UI (field_ui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ld types</text:p>
          </table:table-cell>
          <table:table-cell office:value-type="string" calcext:value-type="string">
            <text:p>File (fil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File Browser (file_browser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File Browser Example (file_browser_example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Filter (filter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gs</text:p>
          </table:table-cell>
          <table:table-cell office:value-type="string" calcext:value-type="string">
            <text:p>Flag (flag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4.0-alpha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gs</text:p>
          </table:table-cell>
          <table:table-cell office:value-type="string" calcext:value-type="string">
            <text:p>Flag Bookmark (flag_bookmark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4.0-alpha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gs</text:p>
          </table:table-cell>
          <table:table-cell office:value-type="string" calcext:value-type="string">
            <text:p>Flag Follower (flag_follower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4.0-alpha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Forum (forum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tistics</text:p>
          </table:table-cell>
          <table:table-cell office:value-type="string" calcext:value-type="string">
            <text:p>Google Analytics (google_analytics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2.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eb services</text:p>
          </table:table-cell>
          <table:table-cell office:value-type="string" calcext:value-type="string">
            <text:p>HAL (hal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Help (help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History (history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eb services</text:p>
          </table:table-cell>
          <table:table-cell office:value-type="string" calcext:value-type="string">
            <text:p>HTTP Basic Authentication (basic_auth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ld types</text:p>
          </table:table-cell>
          <table:table-cell office:value-type="string" calcext:value-type="string">
            <text:p>Image (imag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Inline Form Errors (inline_form_errors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ultilingual</text:p>
          </table:table-cell>
          <table:table-cell office:value-type="string" calcext:value-type="string">
            <text:p>Interface Translation (locale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Internal Dynamic Page Cache (dynamic_page_cach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Internal Page Cache (page_cach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eb services</text:p>
          </table:table-cell>
          <table:table-cell office:value-type="string" calcext:value-type="string">
            <text:p>JSON:API (jsonapi)</text:p>
          </table:table-cell>
          <table:table-cell office:value-type="string" calcext:value-type="string">
            <text:p>Disabl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ltilingual</text:p>
          </table:table-cell>
          <table:table-cell office:value-type="string" calcext:value-type="string">
            <text:p>Language (language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Layout Builder (layout_builder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Layout Discovery (layout_discovery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yout</text:p>
          </table:table-cell>
          <table:table-cell office:value-type="string" calcext:value-type="string">
            <text:p>Layout Plugin (layout_plugin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0-alpha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ld types</text:p>
          </table:table-cell>
          <table:table-cell office:value-type="string" calcext:value-type="string">
            <text:p>Link (link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Masquerade (masquerad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2.0-beta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tistics</text:p>
          </table:table-cell>
          <table:table-cell office:value-type="string" calcext:value-type="string">
            <text:p>Matomo Analytics (matomo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Media (media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 (Experimental)</text:p>
          </table:table-cell>
          <table:table-cell office:value-type="string" calcext:value-type="string">
            <text:p>Media Library (media_library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Menu UI (menu_ui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 (metatag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 Page Manager (metatag_page_manager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: App Links (metatag_app_links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: Dublin Core (metatag_dc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: Dublin Core Advanced (metatag_dc_advanced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: Facebook (metatag_facebook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: favicons (metatag_favicons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: Google Custom Search Engine (CSE) (metatag_google_cse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: Google Plus (metatag_google_plus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: hreflang (metatag_hreflang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: Mobile &amp; UI Adjustments (metatag_mobile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: Open Graph (metatag_open_graph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: Open Graph Products (metatag_open_graph_products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: Pinterest (metatag_pinterest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: Twitter Cards (metatag_twitter_cards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: Verification (metatag_verification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O</text:p>
          </table:table-cell>
          <table:table-cell office:value-type="string" calcext:value-type="string">
            <text:p>Metatag: Views (metatag_views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gration</text:p>
          </table:table-cell>
          <table:table-cell office:value-type="string" calcext:value-type="string">
            <text:p>Migrate (migrat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igration</text:p>
          </table:table-cell>
          <table:table-cell office:value-type="string" calcext:value-type="string">
            <text:p>Migrate Drupal (migrate_drupal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 (Experimental)</text:p>
          </table:table-cell>
          <table:table-cell office:value-type="string" calcext:value-type="string">
            <text:p>Migrate Drupal Multilingual (migrate_drupal_multilingual)</text:p>
          </table:table-cell>
          <table:table-cell office:value-type="string" calcext:value-type="string">
            <text:p>Disabl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gration</text:p>
          </table:table-cell>
          <table:table-cell office:value-type="string" calcext:value-type="string">
            <text:p>Migrate Drupal UI (migrate_drupal_ui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Node (nod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ld types</text:p>
          </table:table-cell>
          <table:table-cell office:value-type="string" calcext:value-type="string">
            <text:p>Options (options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ragraphs</text:p>
          </table:table-cell>
          <table:table-cell office:value-type="string" calcext:value-type="string">
            <text:p>Paragraphs (paragraphs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ragraphs</text:p>
          </table:table-cell>
          <table:table-cell office:value-type="string" calcext:value-type="string">
            <text:p>Paragraphs Demo (paragraphs_demo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ragraphs</text:p>
          </table:table-cell>
          <table:table-cell office:value-type="string" calcext:value-type="string">
            <text:p>Paragraphs Library (paragraphs_library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ragraphs</text:p>
          </table:table-cell>
          <table:table-cell office:value-type="string" calcext:value-type="string">
            <text:p>Paragraphs Type Permissions (paragraphs_type_permissions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Path (path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Pathauto (pathauto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dministration</text:p>
          </table:table-cell>
          <table:table-cell office:value-type="string" calcext:value-type="string">
            <text:p>PHP Authentication shield (shield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 (Experimental)</text:p>
          </table:table-cell>
          <table:table-cell office:value-type="string" calcext:value-type="string">
            <text:p>Place Blocks (block_place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Poll (poll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Quick Edit (quickedit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Rabbit Hole (rabbit_hol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0-beta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Rabbit Hole files (rh_file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0-beta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Rabbit Hole group (rh_group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0-beta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Rabbit Hole media entity (rh_media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0-beta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Rabbit Hole nodes (rh_node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0-beta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Rabbit Hole taxonomy (rh_taxonomy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0-beta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Rabbit Hole users (rh_user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0-beta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RDF (rdf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lds</text:p>
          </table:table-cell>
          <table:table-cell office:value-type="string" calcext:value-type="string">
            <text:p>Readonly Field Widget (readonly_field_widget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Redirect (redirect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Redirect 404 (redirect_404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Redirect Domain (redirect_domain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1.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Reroute emails (reroute_email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Responsive Image (responsive_imag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ser interface</text:p>
          </table:table-cell>
          <table:table-cell office:value-type="string" calcext:value-type="string">
            <text:p>Responsive Preview (responsive_preview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0-beta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Web services</text:p>
          </table:table-cell>
          <table:table-cell office:value-type="string" calcext:value-type="string">
            <text:p>RESTful Web Services (rest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Search (search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ootstrap</text:p>
          </table:table-cell>
          <table:table-cell office:value-type="string" calcext:value-type="string">
            <text:p>Sereno website theme (serenowebsitetheme)</text:p>
          </table:table-cell>
          <table:table-cell office:value-type="string" calcext:value-type="string">
            <text:p>Enabl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b services</text:p>
          </table:table-cell>
          <table:table-cell office:value-type="string" calcext:value-type="string">
            <text:p>Serialization (serialization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Settings Tray (settings_tray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Seven (seven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Shortcut (shortcut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Single Date Time Picker (single_datetim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Sitemap (sitemap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Stable (stabl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Stage File Proxy (stage_file_proxy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0-beta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Stark (stark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Statistics (statistics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tistics</text:p>
          </table:table-cell>
          <table:table-cell office:value-type="string" calcext:value-type="string">
            <text:p>Statistics Counter (statistics_counter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0-beta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Syslog (syslog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System (system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Taxonomy (taxonomy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Taxonomy unique (taxonomy_uniqu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2.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ld types</text:p>
          </table:table-cell>
          <table:table-cell office:value-type="string" calcext:value-type="string">
            <text:p>Telephone (telephon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Testing (simpletest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eld types</text:p>
          </table:table-cell>
          <table:table-cell office:value-type="string" calcext:value-type="string">
            <text:p>Text (text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Text Editor (editor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Token (token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Toolbar (toolbar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Tour (tour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Twig Field Value (twig_field_valu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Twig tweak (twig_tweak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Twig Xdebug (twig_xdebug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string" calcext:value-type="string">
            <text:p>Ultimate Cron (ultimate_cron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2.0-alpha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Update Manager (updat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User (user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deo Embed Field</text:p>
          </table:table-cell>
          <table:table-cell office:value-type="string" calcext:value-type="string">
            <text:p>Video Embed Field (video_embed_field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2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deo Embed Field</text:p>
          </table:table-cell>
          <table:table-cell office:value-type="string" calcext:value-type="string">
            <text:p>Video Embed Media - Migrate to core oEmbed (vem_migrate_oembed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2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deo Embed Field</text:p>
          </table:table-cell>
          <table:table-cell office:value-type="string" calcext:value-type="string">
            <text:p>Video Embed Media (video_embed_media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2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deo Embed Field</text:p>
          </table:table-cell>
          <table:table-cell office:value-type="string" calcext:value-type="string">
            <text:p>Video Embed WYSIWYG (video_embed_wysiwyg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2.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Views (views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ews</text:p>
          </table:table-cell>
          <table:table-cell office:value-type="string" calcext:value-type="string">
            <text:p>Views Bootstrap (views_bootstrap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3.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ews</text:p>
          </table:table-cell>
          <table:table-cell office:value-type="string" calcext:value-type="string">
            <text:p>Views Bulk Operations (views_bulk_operations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2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amples</text:p>
          </table:table-cell>
          <table:table-cell office:value-type="string" calcext:value-type="string">
            <text:p>Views Bulk Operations example (views_bulk_operations_example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2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ews</text:p>
          </table:table-cell>
          <table:table-cell office:value-type="string" calcext:value-type="string">
            <text:p>Views Reference Field (viewsreference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x-1.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Views UI (views_ui)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velopment</text:p>
          </table:table-cell>
          <table:table-cell office:value-type="string" calcext:value-type="string">
            <text:p>Web Profiler (webprofiler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x-2.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</text:p>
          </table:table-cell>
          <table:table-cell office:value-type="string" calcext:value-type="string">
            <text:p>Workflows (workflows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re (Experimental)</text:p>
          </table:table-cell>
          <table:table-cell office:value-type="string" calcext:value-type="string">
            <text:p>Workspaces (workspaces)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8.7.5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'd8-modules-in-installation-profile'.B1:'d8-modules-in-installation-profile'.E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5">00/00/0000</text:date>, <text:time style:data-style-name="N2" text:time-value="14:27:02.264566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5T18:31:37.455186298</dc:date>
    <meta:editing-duration>PT4H40M46S</meta:editing-duration>
    <meta:editing-cycles>2</meta:editing-cycles>
    <meta:generator>LibreOffice/6.0.7.3$Linux_X86_64 LibreOffice_project/00m0$Build-3</meta:generator>
    <meta:document-statistic meta:table-count="1" meta:cell-count="765" meta:object-count="0"/>
  </office:meta>
</office:document-meta>
</file>